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0.5cm"/>
      <style:paragraph-properties style:writing-mode="lr-tb"/>
    </style:style>
    <style:style style:name="gr2" style:family="graphic" style:parent-style-name="objectwithoutfill">
      <style:graphic-properties draw:marker-end="Άκρες_20_βελών_20_1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86cm" fo:min-width="1.187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75cm" fo:min-width="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" style:family="graphic" style:parent-style-name="objectwithoutfill">
      <style:graphic-properties draw:marker-end="Άκρες_20_βελών_20_6" draw:marker-end-width="0.3cm" draw:fill="none" draw:textarea-vertical-align="middle"/>
    </style:style>
    <style:style style:name="gr7" style:family="graphic" style:parent-style-name="objectwithoutfill">
      <style:graphic-properties draw:marker-end="Άκρες_20_βελών_20_7" draw:marker-end-width="0.3cm" draw:fill="none" draw:textarea-vertical-align="middle"/>
    </style:style>
    <style:style style:name="gr8" style:family="graphic" style:parent-style-name="objectwithoutfill">
      <style:graphic-properties draw:marker-end="Άκρες_20_βελών_20_8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749cm" fo:min-width="2.484cm"/>
      <style:paragraph-properties style:writing-mode="lr-tb"/>
    </style:style>
    <style:style style:name="gr10" style:family="graphic" style:parent-style-name="objectwithoutfill">
      <style:graphic-properties draw:marker-end="Άκρες_20_βελών_20_9" draw:marker-end-width="0.3cm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458cm" fo:min-width="1.622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249cm" fo:min-width="2.219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Άκρες_20_βελών_20_12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objectwithoutfill">
      <style:graphic-properties draw:marker-end="Άκρες_20_βελών_20_15" draw:marker-end-width="0.3cm" draw:fill="none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25cm" fo:min-width="1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25cm" fo:min-width="2.009cm"/>
      <style:paragraph-properties style:writing-mode="lr-tb"/>
    </style:style>
    <style:style style:name="gr19" style:family="graphic" style:parent-style-name="objectwithoutfill">
      <style:graphic-properties draw:marker-end="Άκρες_20_βελών_20_20" draw:marker-end-width="0.3cm" draw:fill="none" draw:textarea-vertical-align="middle"/>
    </style:style>
    <style:style style:name="gr20" style:family="graphic" style:parent-style-name="objectwithoutfill">
      <style:graphic-properties draw:marker-end="Άκρες_20_βελών_20_21" draw:marker-end-width="0.3cm" draw:fill="none" draw:textarea-vertical-align="middle"/>
    </style:style>
    <style:style style:name="gr21" style:family="graphic" style:parent-style-name="objectwithoutfill">
      <style:graphic-properties draw:marker-end="Άκρες_20_βελών_20_22" draw:marker-end-width="0.3cm" draw:fill="none" draw:textarea-vertical-align="middle"/>
    </style:style>
    <style:style style:name="gr22" style:family="graphic" style:parent-style-name="objectwithoutfill">
      <style:graphic-properties draw:marker-end="Άκρες_20_βελών_20_24" draw:marker-end-width="0.3cm" draw:fill="none" draw:textarea-vertical-align="middle"/>
    </style:style>
    <style:style style:name="gr23" style:family="graphic">
      <style:graphic-properties style:protect="size"/>
    </style:style>
    <style:style style:name="pr1" style:family="presentation" style:parent-style-name="Προεπιλογή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23.2000007629395pt" style:font-size-asian="13pt" style:font-size-complex="13pt"/>
    </style:style>
    <style:style style:name="P2" style:family="paragraph">
      <loext:graphic-properties draw:fill="none"/>
      <style:paragraph-properties fo:text-align="center" style:writing-mode="lr-tb"/>
      <style:text-properties fo:font-size="23.2000007629395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21.2999992370605pt" style:font-size-asian="12pt" style:font-size-complex="12pt"/>
    </style:style>
    <style:style style:name="P5" style:family="paragraph">
      <loext:graphic-properties draw:fill="none"/>
      <style:paragraph-properties fo:text-align="center" style:writing-mode="lr-tb"/>
      <style:text-properties fo:font-size="21.2999992370605pt" style:font-size-asian="12pt" style:font-size-complex="12pt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Προεπιλογή" presentation:presentation-page-layout-name="AL1T0">
        <draw:custom-shape draw:style-name="gr1" draw:text-style-name="P2" draw:layer="layout" svg:width="2cm" svg:height="4cm" svg:x="4.5cm" svg:y="4cm">
          <text:p text:style-name="P1"><text:span text:style-name="T1">Υπάρχει </text:span></text:p>
          <text:p text:style-name="P1"><text:span text:style-name="T1">Ροή;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6.5cm" svg:y1="6cm" svg:x2="7.756cm" svg:y2="6cm">
          <text:p/>
        </draw:line>
        <draw:custom-shape draw:style-name="gr3" draw:text-style-name="P5" draw:layer="layout" svg:width="1.687cm" svg:height="2.11cm" svg:x="4.5cm" svg:y="9.5cm">
          <text:p text:style-name="P4"><text:span text:style-name="T2">Μέτρηση </text:span></text:p>
          <text:p text:style-name="P4"><text:span text:style-name="T2">χρόνου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cm" svg:height="4cm" svg:x="4cm" svg:y="12.5cm">
          <text:p text:style-name="P6"><text:span text:style-name="T2">Υπέρβαση</text:span></text:p>
          <text:p text:style-name="P6"><text:span text:style-name="T2">Χρονικού</text:span></text:p>
          <text:p text:style-name="P6"><text:span text:style-name="T2">Ορίου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8" draw:layer="layout" svg:width="1.256cm" svg:height="0.725cm" svg:x="5.744cm" svg:y="8.275cm">
          <draw:text-box>
            <text:p><text:span text:style-name="T2">ΝΑΙ</text:span></text:p>
          </draw:text-box>
        </draw:frame>
        <draw:line draw:style-name="gr6" draw:text-style-name="P3" draw:layer="layout" svg:x1="7.5cm" svg:y1="4cm" svg:x2="5.5cm" svg:y2="4cm">
          <text:p/>
        </draw:line>
        <draw:line draw:style-name="gr7" draw:text-style-name="P3" draw:layer="layout" svg:x1="5.5cm" svg:y1="8cm" svg:x2="5.5cm" svg:y2="9.5cm">
          <text:p/>
        </draw:line>
        <draw:line draw:style-name="gr8" draw:text-style-name="P3" draw:layer="layout" svg:x1="5.5cm" svg:y1="11.61cm" svg:x2="5.5cm" svg:y2="12.5cm">
          <text:p/>
        </draw:line>
        <draw:custom-shape draw:style-name="gr9" draw:text-style-name="P5" draw:layer="layout" svg:width="2.984cm" svg:height="1.999cm" draw:transform="skewX (-0.0165806278939461) translate (4cm 17.501cm)">
          <text:p text:style-name="P4"><text:span text:style-name="T2">Εντολή </text:span></text:p>
          <text:p text:style-name="P4"><text:span text:style-name="T2">για κλείσιμο</text:span></text:p>
          <text:p text:style-name="P4"><text:span text:style-name="T2">βαλβίδας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491cm" svg:y1="16.5cm" svg:x2="5.491cm" svg:y2="17.5cm">
          <text:p/>
        </draw:line>
        <draw:custom-shape draw:style-name="gr11" draw:text-style-name="P10" draw:layer="layout" svg:width="3cm" svg:height="1cm" svg:x="4cm" svg:y="2cm">
          <text:p text:style-name="P9">ΑΡΧ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2.719cm" svg:height="1.499cm" draw:transform="skewX (-0.0167551608191456) translate (7.756cm 5.5cm)">
          <text:p text:style-name="P4"><text:span text:style-name="T2">Μηδενισμός</text:span></text:p>
          <text:p text:style-name="P4"><text:span text:style-name="T2">μετρητή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256cm" svg:height="0.725cm" svg:x="6.5cm" svg:y="5.275cm">
          <draw:text-box>
            <text:p><text:span text:style-name="T2">ΟΧΙ</text:span></text:p>
          </draw:text-box>
        </draw:frame>
        <draw:line draw:style-name="gr13" draw:text-style-name="P3" draw:layer="layout" svg:x1="2cm" svg:y1="14.5cm" svg:x2="4cm" svg:y2="14.5cm">
          <text:p/>
        </draw:line>
        <draw:line draw:style-name="gr13" draw:text-style-name="P3" draw:layer="layout" svg:x1="2cm" svg:y1="14.5cm" svg:x2="2cm" svg:y2="4cm">
          <text:p/>
        </draw:line>
        <draw:line draw:style-name="gr14" draw:text-style-name="P3" draw:layer="layout" svg:x1="5.5cm" svg:y1="3cm" svg:x2="5.5cm" svg:y2="4cm">
          <text:p/>
        </draw:line>
        <draw:frame draw:style-name="gr15" draw:text-style-name="P12" draw:layer="layout" svg:width="12.5cm" svg:height="1.673cm" svg:x="1cm" svg:y="0.5cm">
          <draw:text-box>
            <text:p text:style-name="P11"><text:span text:style-name="T3">ΔΙΑΓΡΑΜΜΑ ΡΟΗΣ ΣΥΣΤΗΜΑΤΟΣ</text:span></text:p>
            <text:p text:style-name="P11"><text:span text:style-name="T3"><text:s/></text:span><text:span text:style-name="T3">ΑΥΤΟΜΑΤΟΥ ΕΛΕΓΧΟΥ ΔΙΑΡΡΟΗΣ ΝΕΡΟΥ</text:span></text:p>
          </draw:text-box>
        </draw:frame>
        <draw:frame draw:style-name="gr5" draw:text-style-name="P8" draw:layer="layout" svg:width="1.256cm" svg:height="0.725cm" svg:x="2.244cm" svg:y="13.5cm">
          <draw:text-box>
            <text:p><text:span text:style-name="T2">ΟΧΙ</text:span></text:p>
          </draw:text-box>
        </draw:frame>
        <draw:frame draw:style-name="gr5" draw:text-style-name="P8" draw:layer="layout" svg:width="1.256cm" svg:height="0.725cm" svg:x="5.744cm" svg:y="16.5cm">
          <draw:text-box>
            <text:p><text:span text:style-name="T2">ΝΑΙ</text:span></text:p>
          </draw:text-box>
        </draw:frame>
        <draw:line draw:style-name="gr16" draw:text-style-name="P3" draw:layer="layout" svg:x1="15cm" svg:y1="3cm" svg:x2="5.5cm" svg:y2="3cm">
          <text:p/>
        </draw:line>
        <draw:custom-shape draw:style-name="gr17" draw:text-style-name="P7" draw:layer="layout" svg:width="3cm" svg:height="3cm" svg:x="11.5cm" svg:y="4.5cm">
          <text:p text:style-name="P6"><text:span text:style-name="T2">Πατήθηκε </text:span></text:p>
          <text:p text:style-name="P6"><text:span text:style-name="T2">Reset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draw:layer="layout" svg:width="2.509cm" svg:height="1.5cm" draw:transform="skewX (-0.0165806278939461) translate (7.5cm 3.5cm)">
          <text:p text:style-name="P4"><text:span text:style-name="T2">Εντολή </text:span></text:p>
          <text:p text:style-name="P4"><text:span text:style-name="T2">για άνοιγμα</text:span></text:p>
          <text:p text:style-name="P4"><text:span text:style-name="T2">βαλβίδας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256cm" svg:height="0.725cm" svg:x="14.244cm" svg:y="6.275cm">
          <draw:text-box>
            <text:p><text:span text:style-name="T2">ΟΧΙ</text:span></text:p>
          </draw:text-box>
        </draw:frame>
        <draw:frame draw:style-name="gr5" draw:text-style-name="P8" draw:layer="layout" svg:width="1.256cm" svg:height="0.725cm" svg:x="11.744cm" svg:y="4.275cm">
          <draw:text-box>
            <text:p><text:span text:style-name="T2">ΝΑΙ</text:span></text:p>
          </draw:text-box>
        </draw:frame>
        <draw:line draw:style-name="gr19" draw:text-style-name="P3" draw:layer="layout" svg:x1="10.5cm" svg:y1="6cm" svg:x2="11.5cm" svg:y2="6cm">
          <text:p/>
        </draw:line>
        <draw:line draw:style-name="gr20" draw:text-style-name="P3" draw:layer="layout" svg:x1="13cm" svg:y1="4cm" svg:x2="10.034cm" svg:y2="4cm">
          <text:p/>
        </draw:line>
        <draw:line draw:style-name="gr13" draw:text-style-name="P3" draw:layer="layout" svg:x1="13cm" svg:y1="4cm" svg:x2="13cm" svg:y2="4.5cm">
          <text:p/>
        </draw:line>
        <draw:line draw:style-name="gr13" draw:text-style-name="P3" draw:layer="layout" svg:x1="14.5cm" svg:y1="6cm" svg:x2="15cm" svg:y2="6cm">
          <text:p/>
        </draw:line>
        <draw:line draw:style-name="gr13" draw:text-style-name="P3" draw:layer="layout" svg:x1="15cm" svg:y1="6cm" svg:x2="15cm" svg:y2="3cm">
          <text:p/>
        </draw:line>
        <draw:line draw:style-name="gr21" draw:text-style-name="P3" draw:layer="layout" svg:x1="2cm" svg:y1="4cm" svg:x2="5.5cm" svg:y2="4cm">
          <text:p/>
        </draw:line>
        <draw:line draw:style-name="gr13" draw:text-style-name="P3" draw:layer="layout" svg:x1="5.5cm" svg:y1="19.5cm" svg:x2="5.5cm" svg:y2="21cm">
          <text:p/>
        </draw:line>
        <draw:line draw:style-name="gr13" draw:text-style-name="P3" draw:layer="layout" svg:x1="5.5cm" svg:y1="21cm" svg:x2="1cm" svg:y2="21cm">
          <text:p/>
        </draw:line>
        <draw:line draw:style-name="gr13" draw:text-style-name="P3" draw:layer="layout" svg:x1="1cm" svg:y1="21cm" svg:x2="1cm" svg:y2="3cm">
          <text:p/>
        </draw:line>
        <draw:line draw:style-name="gr22" draw:text-style-name="P3" draw:layer="layout" svg:x1="1cm" svg:y1="3cm" svg:x2="5.5cm" svg:y2="3cm">
          <text:p/>
        </draw:lin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Άκρες_20_βελών_20_1" draw:display-name="Άκρες βελών 1" svg:viewBox="0 0 20 20" svg:d="M0 20l10-20 10 20z"/>
    <draw:marker draw:name="Άκρες_20_βελών_20_11" draw:display-name="Άκρες βελών 11" svg:viewBox="0 0 20 20" svg:d="M0 20l10-20 10 20z"/>
    <draw:marker draw:name="Άκρες_20_βελών_20_12" draw:display-name="Άκρες βελών 12" svg:viewBox="0 0 20 20" svg:d="M0 20l10-20 10 20z"/>
    <draw:marker draw:name="Άκρες_20_βελών_20_15" draw:display-name="Άκρες βελών 15" svg:viewBox="0 0 20 20" svg:d="M0 20l10-20 10 20z"/>
    <draw:marker draw:name="Άκρες_20_βελών_20_16" draw:display-name="Άκρες βελών 16" svg:viewBox="0 0 20 20" svg:d="M0 20l10-20 10 20z"/>
    <draw:marker draw:name="Άκρες_20_βελών_20_17" draw:display-name="Άκρες βελών 17" svg:viewBox="0 0 20 20" svg:d="M0 20l10-20 10 20z"/>
    <draw:marker draw:name="Άκρες_20_βελών_20_18" draw:display-name="Άκρες βελών 18" svg:viewBox="0 0 20 20" svg:d="M0 20l10-20 10 20z"/>
    <draw:marker draw:name="Άκρες_20_βελών_20_19" draw:display-name="Άκρες βελών 19" svg:viewBox="0 0 20 20" svg:d="M0 20l10-20 10 20z"/>
    <draw:marker draw:name="Άκρες_20_βελών_20_20" draw:display-name="Άκρες βελών 20" svg:viewBox="0 0 20 20" svg:d="M0 20l10-20 10 20z"/>
    <draw:marker draw:name="Άκρες_20_βελών_20_21" draw:display-name="Άκρες βελών 21" svg:viewBox="0 0 20 20" svg:d="M0 20l10-20 10 20z"/>
    <draw:marker draw:name="Άκρες_20_βελών_20_22" draw:display-name="Άκρες βελών 22" svg:viewBox="0 0 20 20" svg:d="M0 20l10-20 10 20z"/>
    <draw:marker draw:name="Άκρες_20_βελών_20_23" draw:display-name="Άκρες βελών 23" svg:viewBox="0 0 20 20" svg:d="M0 20l10-20 10 20z"/>
    <draw:marker draw:name="Άκρες_20_βελών_20_24" draw:display-name="Άκρες βελών 24" svg:viewBox="0 0 20 20" svg:d="M0 20l10-20 10 20z"/>
    <draw:marker draw:name="Άκρες_20_βελών_20_6" draw:display-name="Άκρες βελών 6" svg:viewBox="0 0 20 20" svg:d="M0 20l10-20 10 20z"/>
    <draw:marker draw:name="Άκρες_20_βελών_20_7" draw:display-name="Άκρες βελών 7" svg:viewBox="0 0 20 20" svg:d="M0 20l10-20 10 20z"/>
    <draw:marker draw:name="Άκρες_20_βελών_20_8" draw:display-name="Άκρες βελών 8" svg:viewBox="0 0 20 20" svg:d="M0 20l10-20 10 20z"/>
    <draw:marker draw:name="Άκρες_20_βελών_20_9" draw:display-name="Άκρες βελών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Προεπιλογή-background" style:family="presentation">
      <style:graphic-properties draw:stroke="none" draw:fill="none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auto-grow-height="false" draw:fit-to-size="false" style:shrink-to-fit="true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Προεπιλογή-outline3" style:family="presentation" style:parent-style-name="Προεπιλογή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Προεπιλογή-outline4" style:family="presentation" style:parent-style-name="Προεπιλογή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Προεπιλογή-outline5" style:family="presentation" style:parent-style-name="Προεπιλογή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Προεπιλογή-outline6" style:family="presentation" style:parent-style-name="Προεπιλογή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Προεπιλογή-outline7" style:family="presentation" style:parent-style-name="Προεπιλογή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Προεπιλογή-outline8" style:family="presentation" style:parent-style-name="Προεπιλογή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Προεπιλογή-outline9" style:family="presentation" style:parent-style-name="Προεπιλογή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αριθμός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Προεπιλογή" style:page-layout-name="PM1" draw:style-name="Mdp1">
      <draw:frame presentation:style-name="Προεπιλογή-title" draw:layer="backgroundobjects" svg:width="14.174cm" svg:height="4.673cm" svg:x="0.787cm" svg:y="1.116cm" presentation:class="title" presentation:placeholder="true">
        <draw:text-box/>
      </draw:frame>
      <draw:frame presentation:style-name="Προεπιλογή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draw:page-thumbnail presentation:style-name="Προεπιλογή-title" draw:layer="backgroundobjects" svg:width="19.798cm" svg:height="11.136cm" svg:x="0.6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6T06:07:06.874000000</meta:creation-date>
    <dc:date>2023-02-11T14:33:55.870000000</dc:date>
    <meta:editing-duration>PT38M8S</meta:editing-duration>
    <meta:editing-cycles>9</meta:editing-cycles>
    <meta:generator>LibreOffice/7.1.1.2$Windows_X86_64 LibreOffice_project/fe0b08f4af1bacafe4c7ecc87ce55bb426164676</meta:generator>
    <meta:document-statistic meta:object-count="57"/>
  </office:meta>
</office:document-meta>
</file>